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7cm" fo:min-width="1.384cm"/>
      <style:paragraph-properties style:writing-mode="lr-tb"/>
    </style:style>
    <style:style style:name="gr2" style:family="graphic" style:parent-style-name="standard">
      <style:graphic-properties svg:stroke-color="#000000" draw:fill="none" draw:fill-color="#ffffd7" draw:textarea-horizontal-align="justify" draw:textarea-vertical-align="middle" draw:auto-grow-height="false" fo:min-height="0.35cm" fo:min-width="1.266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1cm" fo:min-width="1.501cm"/>
      <style:paragraph-properties style:writing-mode="lr-tb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91cm" fo:min-width="0.704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514cm" fo:min-width="1.084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3cm" fo:min-width="0.986cm"/>
      <style:paragraph-properties style:writing-mode="lr-tb"/>
    </style:style>
    <style:style style:name="gr8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344cm" fo:min-width="0.91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3cm" fo:min-width="1.179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14cm" fo:min-width="1.017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999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14cm" fo:min-width="0.999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14cm" fo:min-width="1.083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515cm" fo:min-width="1.083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249cm"/>
      <style:paragraph-properties style:writing-mode="lr-tb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91cm" fo:min-width="0.587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401cm" fo:min-width="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571cm" fo:min-width="1.582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515cm" fo:min-width="1.165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547cm" fo:min-width="0.823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44cm" fo:min-width="1.06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d7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loext:graphic-properties draw:fill="none" draw:opacity="100%"/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7" style:family="paragraph">
      <loext:graphic-properties draw:fill="none"/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84cm" svg:height="0.72cm" svg:x="2.069cm" svg:y="9.991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66cm" svg:height="0.6cm" svg:x="8.663cm" svg:y="9.991cm">
          <text:p text:style-name="P1"><text:span text:style-name="T1">Ow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0.96cm" svg:x="14.551cm" svg:y="9.751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08cm" svg:height="1.681cm" svg:x="5.195cm" svg:y="9.51cm">
          <text:p text:style-name="P1"><text:span text:style-name="T1">Kerjasam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5.248cm" svg:y1="10.351cm" svg:x2="3.953cm" svg:y2="10.351cm">
          <text:p/>
        </draw:line>
        <draw:line draw:style-name="gr5" draw:text-style-name="P4" draw:layer="layout" svg:x1="7.603cm" svg:y1="10.351cm" svg:x2="8.663cm" svg:y2="10.351cm">
          <text:p/>
        </draw:line>
        <draw:custom-shape draw:style-name="gr6" draw:text-style-name="P6" draw:layer="layout" svg:width="2.238cm" svg:height="1.08cm" svg:x="4.306cm" svg:y="6.031cm">
          <text:p text:style-name="P5"><text:span text:style-name="T2">kode_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366cm" svg:y1="7.111cm" svg:x2="6.072cm" svg:y2="9.751cm">
          <text:p/>
        </draw:line>
        <draw:custom-shape draw:style-name="gr7" draw:text-style-name="P7" draw:layer="layout" svg:width="2.1cm" svg:height="0.96cm" svg:x="6.327cm" svg:y="6.991cm">
          <text:p text:style-name="P5"><text:span text:style-name="T2">kode_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486cm" svg:y1="7.951cm" svg:x2="6.908cm" svg:y2="9.874cm">
          <text:p/>
        </draw:line>
        <draw:custom-shape draw:style-name="gr8" draw:text-style-name="P6" draw:layer="layout" svg:width="2.001cm" svg:height="0.84cm" svg:x="1.245cm" svg:y="5.671cm">
          <text:p text:style-name="P5"><text:span text:style-name="T2">kode_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069cm" svg:y1="6.511cm" svg:x2="2.422cm" svg:y2="9.991cm">
          <text:p/>
        </draw:line>
        <draw:custom-shape draw:style-name="gr9" draw:text-style-name="P8" draw:layer="layout" svg:width="2.373cm" svg:height="0.96cm" svg:x="0.873cm" svg:y="13.352cm">
          <text:p text:style-name="P1"><text:span text:style-name="T1">alamat_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54cm" svg:y1="10.711cm" svg:x2="2.069cm" svg:y2="13.351cm">
          <text:p/>
        </draw:line>
        <draw:custom-shape draw:style-name="gr10" draw:text-style-name="P8" draw:layer="layout" svg:width="2.143cm" svg:height="1.08cm" svg:x="2.54cm" svg:y="7.351cm">
          <text:p text:style-name="P1"><text:span text:style-name="T1">nama_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246cm" svg:y1="10.711cm" svg:x2="4.659cm" svg:y2="13.351cm">
          <text:p/>
        </draw:line>
        <draw:custom-shape draw:style-name="gr11" draw:text-style-name="P8" draw:layer="layout" svg:width="2.826cm" svg:height="1.2cm" svg:x="3.6cm" svg:y="13.352cm">
          <text:p text:style-name="P1"><text:span text:style-name="T1">kontak_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247cm" svg:y1="8.431cm" svg:x2="3.129cm" svg:y2="9.991cm">
          <text:p/>
        </draw:line>
        <draw:custom-shape draw:style-name="gr12" draw:text-style-name="P7" draw:layer="layout" svg:width="2.119cm" svg:height="0.92cm" svg:x="9.841cm" svg:y="7.831cm">
          <text:p text:style-name="P5"><text:span text:style-name="T2">kode_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605cm" svg:y1="9.991cm" svg:x2="10.429cm" svg:y2="8.671cm">
          <text:p/>
        </draw:line>
        <draw:custom-shape draw:style-name="gr13" draw:text-style-name="P8" draw:layer="layout" svg:width="2.119cm" svg:height="1.08cm" svg:x="7.015cm" svg:y="5.191cm">
          <text:p text:style-name="P1"><text:span text:style-name="T1">nama_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016cm" svg:y1="10.591cm" svg:x2="8.192cm" svg:y2="13.231cm">
          <text:p/>
        </draw:line>
        <draw:custom-shape draw:style-name="gr14" draw:text-style-name="P8" draw:layer="layout" svg:width="2.237cm" svg:height="1.08cm" svg:x="7.015cm" svg:y="13.232cm">
          <text:p text:style-name="P1"><text:span text:style-name="T1">alamat_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237cm" svg:height="1.081cm" svg:x="9.959cm" svg:y="12.871cm">
          <text:p text:style-name="P1"><text:span text:style-name="T1">kontak_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2.473cm" svg:height="1.2cm" svg:x="8.898cm" svg:y="6.271cm">
          <text:p text:style-name="P1"><text:span text:style-name="T1">jenis_ja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194cm" svg:y1="10.591cm" svg:x2="11.018cm" svg:y2="12.871cm">
          <text:p/>
        </draw:line>
        <draw:line draw:style-name="gr5" draw:text-style-name="P4" draw:layer="layout" svg:x1="9.369cm" svg:y1="9.991cm" svg:x2="9.604cm" svg:y2="7.471cm">
          <text:p/>
        </draw:line>
        <draw:custom-shape draw:style-name="gr17" draw:text-style-name="P2" draw:layer="layout" svg:width="2.173cm" svg:height="1.681cm" svg:x="11.489cm" svg:y="9.391cm">
          <text:p text:style-name="P1"><text:span text:style-name="T1">Memakai</text:span></text:p>
          <text:p text:style-name="P1"><text:span text:style-name="T1"><text:s/></text:span><text:span text:style-name="T1">ja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0.429cm" svg:y1="10.231cm" svg:x2="11.489cm" svg:y2="10.231cm">
          <text:p/>
        </draw:line>
        <draw:line draw:style-name="gr5" draw:text-style-name="P4" draw:layer="layout" svg:x1="13.608cm" svg:y1="10.231cm" svg:x2="14.55cm" svg:y2="10.231cm">
          <text:p/>
        </draw:line>
        <draw:custom-shape draw:style-name="gr18" draw:text-style-name="P7" draw:layer="layout" svg:width="2.12cm" svg:height="0.919cm" svg:x="11.979cm" svg:y="6.696cm">
          <text:p text:style-name="P5"><text:span text:style-name="T2">kode_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2.549cm" svg:y1="9.391cm" svg:x2="13.02cm" svg:y2="7.591cm">
          <text:p/>
        </draw:line>
        <draw:custom-shape draw:style-name="gr19" draw:text-style-name="P7" draw:layer="layout" svg:width="2.944cm" svg:height="1.159cm" svg:x="11.96cm" svg:y="14.192cm">
          <text:p text:style-name="P5"><text:span text:style-name="T2">kode_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2.549cm" svg:y1="11.071cm" svg:x2="13.138cm" svg:y2="14.191cm">
          <text:p/>
        </draw:line>
        <draw:custom-shape draw:style-name="gr20" draw:text-style-name="P7" draw:layer="layout" svg:width="2.355cm" svg:height="1.081cm" svg:x="14.197cm" svg:y="12.871cm">
          <text:p text:style-name="P5"><text:span text:style-name="T2">kode_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492cm" svg:y1="10.711cm" svg:x2="15.492cm" svg:y2="12.871cm">
          <text:p/>
        </draw:line>
        <draw:custom-shape draw:style-name="gr21" draw:text-style-name="P8" draw:layer="layout" svg:width="1.869cm" svg:height="1.125cm" svg:x="17.038cm" svg:y="11.791cm">
          <text:p text:style-name="P1"><text:span text:style-name="T1">nama_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552cm" svg:y1="10.711cm" svg:x2="17.376cm" svg:y2="11.911cm">
          <text:p/>
        </draw:line>
        <draw:line draw:style-name="gr5" draw:text-style-name="P4" draw:layer="layout" svg:x1="15.492cm" svg:y1="9.751cm" svg:x2="15.492cm" svg:y2="7.591cm">
          <text:p/>
        </draw:line>
        <draw:custom-shape draw:style-name="gr22" draw:text-style-name="P7" draw:layer="layout" svg:width="2.204cm" svg:height="0.84cm" svg:x="14.466cm" svg:y="6.751cm">
          <text:p text:style-name="P5"><text:span text:style-name="T2">kontak_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2.944cm" svg:height="1.159cm" svg:x="15.963cm" svg:y="7.807cm">
          <text:p text:style-name="P5"><text:span text:style-name="T2">alamat_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7.023cm" svg:y1="8.911cm" svg:x2="16.552cm" svg:y2="10.111cm">
          <text:p/>
        </draw:line>
        <draw:line draw:style-name="gr5" draw:text-style-name="P4" draw:layer="layout" svg:x1="9.133cm" svg:y1="9.991cm" svg:x2="8.427cm" svg:y2="6.27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9:07:37.822000000</meta:creation-date>
    <dc:date>2020-05-14T11:24:10.569000000</dc:date>
    <meta:editing-duration>PT13M25S</meta:editing-duration>
    <meta:editing-cycles>2</meta:editing-cycles>
    <meta:generator>LibreOffice/6.4.2.2$Windows_X86_64 LibreOffice_project/4e471d8c02c9c90f512f7f9ead8875b57fcb1ec3</meta:generator>
    <meta:document-statistic meta:object-count="43"/>
  </office:meta>
</office:document-meta>
</file>